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106cm" svg:stroke-color="#8bc34a" draw:marker-start-width="0.358cm" draw:marker-end-width="0.358cm" draw:fill="none" draw:textarea-vertical-align="middle" draw:auto-grow-height="false" fo:min-height="2.992cm" fo:min-width="3.752cm" fo:padding-top="0.177cm" fo:padding-bottom="0.177cm" fo:padding-left="0.302cm" fo:padding-right="0.302cm"/>
    </style:style>
    <style:style style:name="gr2" style:family="graphic" style:parent-style-name="standard">
      <style:graphic-properties svg:stroke-color="#e0efd4" draw:fill-color="#8bc34a" draw:textarea-horizontal-align="justify" draw:textarea-vertical-align="middle" draw:auto-grow-height="false" fo:min-height="3.292cm" fo:min-width="4.477cm"/>
    </style:style>
    <style:style style:name="gr3" style:family="graphic" style:parent-style-name="standard">
      <style:graphic-properties svg:stroke-width="0.106cm" svg:stroke-color="#8bc34a" draw:marker-start-width="0.359cm" draw:marker-end="Arrow" draw:marker-end-width="0.359cm" draw:textarea-vertical-align="middle" fo:padding-top="0.178cm" fo:padding-bottom="0.178cm" fo:padding-left="0.303cm" fo:padding-right="0.303cm"/>
    </style:style>
    <style:style style:name="gr4" style:family="graphic" style:parent-style-name="standard">
      <style:graphic-properties svg:stroke-color="#e0efd4" draw:fill-color="#8bc34a" draw:textarea-horizontal-align="justify" draw:textarea-vertical-align="middle" draw:auto-grow-height="false" fo:min-height="2.877cm" fo:min-width="1.989cm"/>
    </style:style>
    <style:style style:name="gr5" style:family="graphic" style:parent-style-name="standard">
      <style:graphic-properties svg:stroke-color="#e0efd4" draw:fill-color="#8bc34a" draw:textarea-horizontal-align="justify" draw:textarea-vertical-align="middle" draw:auto-grow-height="false" fo:min-height="2.877cm" fo:min-width="1.99cm"/>
    </style:style>
    <style:style style:name="gr6" style:family="graphic" style:parent-style-name="standard">
      <style:graphic-properties svg:stroke-color="#e0efd4" draw:fill-color="#8bc34a" draw:textarea-horizontal-align="justify" draw:textarea-vertical-align="middle" draw:auto-grow-height="false" fo:min-height="1.933cm" fo:min-width="1.992cm" fo:wrap-option="no-wrap"/>
    </style:style>
    <style:style style:name="gr7" style:family="graphic" style:parent-style-name="standard">
      <style:graphic-properties svg:stroke-width="0.106cm" svg:stroke-color="#8bc34a" draw:marker-start-width="0.359cm" draw:marker-end="" draw:marker-end-width="0.359cm" draw:textarea-vertical-align="middle" fo:padding-top="0.178cm" fo:padding-bottom="0.178cm" fo:padding-left="0.303cm" fo:padding-right="0.303cm"/>
    </style:style>
    <style:style style:name="gr8" style:family="graphic" style:parent-style-name="standard">
      <style:graphic-properties svg:stroke-color="#e0efd4" draw:fill-color="#8bc34a" draw:textarea-horizontal-align="justify" draw:textarea-vertical-align="middle" draw:auto-grow-height="false" fo:min-height="2.113cm" fo:min-width="2.5cm"/>
    </style:style>
    <style:style style:name="gr9" style:family="graphic" style:parent-style-name="standard">
      <style:graphic-properties svg:stroke-color="#e0efd4" draw:fill-color="#8bc34a" draw:textarea-horizontal-align="justify" draw:textarea-vertical-align="middle" draw:auto-grow-height="false" fo:min-height="0.739cm" fo:min-width="1.713cm"/>
    </style:style>
    <style:style style:name="gr10" style:family="graphic" style:parent-style-name="standard">
      <style:graphic-properties svg:stroke-color="#e0efd4" draw:fill-color="#8bc34a" draw:textarea-horizontal-align="justify" draw:textarea-vertical-align="middle" draw:auto-grow-height="false" fo:min-height="0.739cm" fo:min-width="1.711cm"/>
    </style:style>
    <style:style style:name="gr11" style:family="graphic" style:parent-style-name="standard">
      <style:graphic-properties svg:stroke-color="#e0efd4" draw:fill-color="#8bc34a" draw:textarea-horizontal-align="justify" draw:textarea-vertical-align="middle" draw:auto-grow-height="false" fo:min-height="0.739cm" fo:min-width="2.012cm"/>
    </style:style>
    <style:style style:name="P1" style:family="paragraph">
      <style:paragraph-properties fo:text-align="center"/>
      <style:text-properties fo:font-size="18pt" style:font-size-asian="18pt" style:font-size-complex="18pt"/>
    </style:style>
    <style:style style:name="P2" style:family="paragraph">
      <loext:graphic-properties draw:fill="none"/>
      <style:paragraph-properties fo:text-align="center"/>
      <style:text-properties fo:font-size="18pt" style:font-size-asian="18pt" style:font-size-complex="18pt"/>
    </style:style>
    <style:style style:name="P3" style:family="paragraph">
      <loext:graphic-properties draw:fill-color="#8bc34a"/>
      <style:paragraph-properties fo:text-align="center"/>
      <style:text-properties fo:color="#fffbcc" fo:font-size="18pt" style:font-size-asian="18pt" style:font-size-complex="18pt"/>
    </style:style>
    <style:style style:name="P4" style:family="paragraph">
      <style:paragraph-properties fo:text-align="center"/>
    </style:style>
    <style:style style:name="P5" style:family="paragraph">
      <style:paragraph-properties fo:text-align="center"/>
      <style:text-properties fo:color="#ffffff"/>
    </style:style>
    <style:style style:name="P6" style:family="paragraph">
      <loext:graphic-properties draw:fill-color="#8bc34a"/>
      <style:paragraph-properties fo:text-align="center"/>
      <style:text-properties fo:color="#ffffff"/>
    </style:style>
    <style:style style:name="P7" style:family="paragraph">
      <style:paragraph-properties fo:text-align="center"/>
      <style:text-properties fo:color="#ffffff" fo:font-size="14pt" style:font-size-asian="14pt" style:font-size-complex="14pt"/>
    </style:style>
    <style:style style:name="P8" style:family="paragraph">
      <loext:graphic-properties draw:fill-color="#8bc34a"/>
      <style:paragraph-properties fo:text-align="center"/>
      <style:text-properties fo:color="#ffffff" fo:font-size="14pt" style:font-size-asian="14pt" style:font-size-complex="14pt"/>
    </style:style>
    <style:style style:name="P9" style:family="paragraph">
      <loext:graphic-properties draw:fill-color="#8bc34a"/>
      <style:paragraph-properties fo:text-align="center"/>
      <style:text-properties fo:color="#ffffff" fo:font-size="18pt" style:font-size-asian="18pt" style:font-size-complex="18pt"/>
    </style:style>
    <style:style style:name="T1" style:family="text">
      <style:text-properties fo:font-size="18pt" style:font-size-asian="18pt" style:font-size-complex="18pt"/>
    </style:style>
    <style:style style:name="T2" style:family="text">
      <style:text-properties fo:color="#fffbcc" fo:font-size="18pt" style:font-size-asian="18pt" style:font-size-complex="18pt"/>
    </style:style>
    <style:style style:name="T3" style:family="text">
      <style:text-properties fo:color="#ffffff"/>
    </style:style>
    <style:style style:name="T4" style:family="text">
      <style:text-properties fo:color="#ffffff" fo:font-size="14pt" style:font-size-asian="14pt" style:font-size-complex="14pt"/>
    </style:style>
    <style:style style:name="T5" style:family="text">
      <style:text-properties fo:color="#ffffff"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5.142cm" svg:height="3.542cm" svg:x="1.889cm" svg:y="6.505cm">
          <text:p text:style-name="P1"><text:span text:style-name="T1">Executable</text:span></text:p>
          <text:p text:style-name="P1"><text:span text:style-name="T1">Command</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 draw:text-style-name="P3" xml:id="id2" draw:id="id2" draw:layer="layout" svg:width="4.977cm" svg:height="3.542cm" svg:x="8.525cm" svg:y="6.505cm">
          <text:p text:style-name="P1"><text:span text:style-name="T2">Script</text:span></text:p>
          <text:p text:style-name="P1"><text:span text:style-name="T2">Generator</text:span></text:p>
          <draw:enhanced-geometry svg:viewBox="0 0 21600 21600" draw:type="rectangle" draw:enhanced-path="M 0 0 L 21600 0 21600 21600 0 21600 0 0 Z N"/>
        </draw:custom-shape>
        <draw:connector draw:style-name="gr3" draw:text-style-name="P4" draw:layer="layout" svg:x1="7.031cm" svg:y1="8.276cm" svg:x2="8.525cm" svg:y2="8.276cm" draw:start-shape="id1" draw:start-glue-point="7" draw:end-shape="id2" draw:end-glue-point="3" svg:d="M7031 8276h1494" svg:viewBox="0 0 1495 1">
          <text:p/>
        </draw:connector>
        <draw:custom-shape draw:style-name="gr4" draw:text-style-name="P6" xml:id="id3" draw:id="id3" draw:layer="layout" svg:width="2.488cm" svg:height="3.542cm" svg:x="16.82cm" svg:y="6.505cm">
          <text:p text:style-name="P5"><text:span text:style-name="T3">Slurm</text:span></text:p>
          <text:p text:style-name="P5"><text:span text:style-name="T3">Scrip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3" draw:text-style-name="P4" draw:layer="layout" svg:x1="13.502cm" svg:y1="8.276cm" svg:x2="16.82cm" svg:y2="8.276cm" draw:start-shape="id2" draw:start-glue-point="1" draw:end-shape="id3" draw:end-glue-point="5" svg:d="M13502 8276h3318" svg:viewBox="0 0 3319 1">
          <text:p/>
        </draw:connector>
        <draw:custom-shape draw:style-name="gr5" draw:text-style-name="P8" xml:id="id5" draw:id="id5" draw:layer="layout" svg:width="2.489cm" svg:height="3.542cm" svg:x="11.843cm" svg:y="11.819cm">
          <text:p text:style-name="P7"><text:span text:style-name="T4">Workload</text:span></text:p>
          <text:p text:style-name="P7"><text:span text:style-name="T4">Scrip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3" draw:text-style-name="P4" draw:layer="layout" svg:x1="11.013cm" svg:y1="10.047cm" svg:x2="8.94cm" svg:y2="11.819cm" draw:start-shape="id2" draw:start-glue-point="2" draw:end-shape="id4" draw:end-glue-point="4" svg:d="M11013 10047v886h-2073v886" svg:viewBox="0 0 2074 1773">
          <text:p/>
        </draw:connector>
        <draw:custom-shape draw:style-name="gr5" draw:text-style-name="P8" xml:id="id4" draw:id="id4" draw:layer="layout" svg:width="2.489cm" svg:height="3.542cm" svg:x="7.695cm" svg:y="11.819cm">
          <text:p text:style-name="P7"><text:span text:style-name="T4">Cleanup</text:span></text:p>
          <text:p text:style-name="P7"><text:span text:style-name="T4">Scrip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6" xml:id="id6" draw:id="id6" draw:layer="layout" svg:width="3.815cm" svg:height="3.365cm" svg:x="16.82cm" svg:y="11.819cm">
          <text:p text:style-name="P5"><text:span text:style-name="T3">T</text:span><text:span text:style-name="T3">F</text:span><text:span text:style-name="T3">T</text:span><text:span text:style-name="T3">P</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4" draw:layer="layout" svg:x1="11.013cm" svg:y1="10.047cm" svg:x2="13.088cm" svg:y2="11.819cm" draw:start-shape="id2" draw:start-glue-point="2" draw:end-shape="id5" draw:end-glue-point="4" svg:d="M11013 10047v886h2075v886" svg:viewBox="0 0 2076 1773">
          <text:p/>
        </draw:connector>
        <draw:connector draw:style-name="gr3" draw:text-style-name="P4" xml:id="id7" draw:id="id7" draw:layer="layout" svg:x1="13.088cm" svg:y1="15.361cm" svg:x2="16.82cm" svg:y2="13.501cm" draw:start-shape="id5" draw:start-glue-point="6" draw:end-shape="id6" draw:end-glue-point="3" svg:d="M13088 15361v502h2488v-2362h1244" svg:viewBox="0 0 3733 2363">
          <text:p/>
        </draw:connector>
        <draw:connector draw:style-name="gr7" draw:text-style-name="P4" draw:layer="layout" svg:x1="8.94cm" svg:y1="15.361cm" svg:x2="15.576cm" svg:y2="15.863cm" draw:start-shape="id4" draw:start-glue-point="6" draw:end-shape="id7" draw:end-glue-point="0" svg:d="M8940 15361v1055h6636v-553" svg:viewBox="0 0 6637 1056">
          <text:p/>
        </draw:connector>
        <draw:custom-shape draw:style-name="gr8" draw:text-style-name="P6" xml:id="id8" draw:id="id8" draw:layer="layout" svg:width="3.484cm" svg:height="3.542cm" svg:x="23.456cm" svg:y="6.505cm">
          <text:p text:style-name="P5"><text:span text:style-name="T3">Job</text:span></text:p>
          <text:p text:style-name="P5"><text:span text:style-name="T3">Array</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3" draw:text-style-name="P4" draw:layer="layout" svg:x1="19.308cm" svg:y1="8.276cm" svg:x2="23.456cm" svg:y2="8.276cm" draw:start-shape="id3" draw:start-glue-point="7" draw:end-shape="id8" draw:end-glue-point="5" svg:d="M19308 8276h4148" svg:viewBox="0 0 4149 1">
          <text:p/>
        </draw:connector>
        <draw:connector draw:style-name="gr3" draw:text-style-name="P4" draw:layer="layout" svg:x1="20.635cm" svg:y1="13.501cm" svg:x2="25.198cm" svg:y2="9.767cm" draw:start-shape="id6" draw:start-glue-point="1" draw:end-shape="id8" draw:end-glue-point="6" svg:d="M20635 13501h4563v-3734" svg:viewBox="0 0 4564 3735">
          <text:p/>
        </draw:connector>
        <draw:custom-shape draw:style-name="gr5" draw:text-style-name="P8" xml:id="id9" draw:id="id9" draw:layer="layout" svg:width="2.489cm" svg:height="3.542cm" svg:x="3.548cm" svg:y="11.819cm">
          <text:p text:style-name="P7"><text:span text:style-name="T4">Resourc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7" draw:text-style-name="P4" draw:layer="layout" svg:x1="4.793cm" svg:y1="15.361cm" svg:x2="15.576cm" svg:y2="15.863cm" draw:start-shape="id9" draw:start-glue-point="6" draw:end-shape="id7" draw:end-glue-point="0" svg:d="M4793 15361v1055h10783v-553" svg:viewBox="0 0 10784 1056">
          <text:p/>
        </draw:connector>
        <draw:custom-shape draw:style-name="gr9" draw:text-style-name="P9" xml:id="id13" draw:id="id13" draw:layer="layout" svg:width="3.129cm" svg:height="1.397cm" svg:x="5.872cm" svg:y="3.17cm">
          <text:p text:style-name="P1"><text:span text:style-name="T5">Parti</text:span><text:span text:style-name="T5">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xml:id="id10" draw:id="id10" draw:layer="layout" svg:width="3.127cm" svg:height="1.397cm" svg:x="9.461cm" svg:y="3.17cm">
          <text:p text:style-name="P1"><text:span text:style-name="T5">Nod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xml:id="id11" draw:id="id11" draw:layer="layout" svg:width="3.55cm" svg:height="1.397cm" svg:x="12.938cm" svg:y="3.17cm">
          <text:p text:style-name="P1"><text:span text:style-name="T5">Repetition</text:span><text:span text:style-name="T5">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4" xml:id="id12" draw:id="id12" draw:layer="layout" svg:x1="11.025cm" svg:y1="4.567cm" svg:x2="11.013cm" svg:y2="6.505cm" draw:start-shape="id10" draw:start-glue-point="8" draw:end-shape="id2" draw:end-glue-point="0" svg:d="M11025 4567v969h-12v969" svg:viewBox="0 0 13 1939">
          <text:p/>
        </draw:connector>
        <draw:connector draw:style-name="gr7" draw:text-style-name="P4" draw:layer="layout" svg:x1="14.713cm" svg:y1="4.567cm" svg:x2="11.019cm" svg:y2="5.536cm" draw:start-shape="id11" draw:start-glue-point="8" draw:end-shape="id12" draw:end-glue-point="0" svg:d="M14713 4567v969h-3694" svg:viewBox="0 0 3695 970">
          <text:p/>
        </draw:connector>
        <draw:connector draw:style-name="gr7" draw:text-style-name="P4" draw:layer="layout" svg:x1="7.437cm" svg:y1="4.567cm" svg:x2="11.019cm" svg:y2="5.536cm" draw:start-shape="id13" draw:start-glue-point="8" draw:end-shape="id12" draw:end-glue-point="0" svg:d="M7437 4567v969h3582" svg:viewBox="0 0 3583 97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25T10:13:34.545784083</meta:creation-date>
    <dc:date>2019-03-27T16:35:34.980285792</dc:date>
    <meta:editing-duration>P1DT28M55S</meta:editing-duration>
    <meta:editing-cycles>6</meta:editing-cycles>
    <meta:generator>LibreOffice/6.0.7.3$Linux_X86_64 LibreOffice_project/00m0$Build-3</meta:generator>
    <meta:document-statistic meta:object-count="23"/>
  </office:meta>
</office:document-meta>
</file>